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1.698cm" fo:min-width="0.448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cm" svg:y1="2.996cm" svg:x2="7cm" svg:y2="2.996cm">
          <text:p/>
        </draw:line>
        <draw:line draw:style-name="gr1" draw:text-style-name="P1" draw:layer="layout" svg:x1="7cm" svg:y1="2.996cm" svg:x2="7cm" svg:y2="5cm">
          <text:p/>
        </draw:line>
        <draw:line draw:style-name="gr1" draw:text-style-name="P1" draw:layer="layout" svg:x1="2cm" svg:y1="4.996cm" svg:x2="7cm" svg:y2="4.996cm">
          <text:p/>
        </draw:line>
        <draw:line draw:style-name="gr1" draw:text-style-name="P1" draw:layer="layout" svg:x1="10cm" svg:y1="2.996cm" svg:x2="15cm" svg:y2="2.996cm">
          <text:p/>
        </draw:line>
        <draw:line draw:style-name="gr1" draw:text-style-name="P1" draw:layer="layout" svg:x1="10cm" svg:y1="2.996cm" svg:x2="10cm" svg:y2="5cm">
          <text:p/>
        </draw:line>
        <draw:line draw:style-name="gr1" draw:text-style-name="P1" draw:layer="layout" svg:x1="10cm" svg:y1="4.996cm" svg:x2="15cm" svg:y2="4.996cm">
          <text:p/>
        </draw:line>
        <draw:frame draw:style-name="gr2" draw:text-style-name="P2" draw:layer="layout" svg:width="3.812cm" svg:height="0.962cm" svg:x="2.6cm" svg:y="1.738cm">
          <draw:text-box>
            <text:p>Добавляем</text:p>
          </draw:text-box>
        </draw:frame>
        <draw:frame draw:style-name="gr2" draw:text-style-name="P2" draw:layer="layout" svg:width="3.728cm" svg:height="0.962cm" svg:x="10.972cm" svg:y="1.738cm">
          <draw:text-box>
            <text:p>Извлекаем</text:p>
          </draw:text-box>
        </draw:frame>
        <draw:frame draw:style-name="gr2" draw:text-style-name="P2" draw:layer="layout" svg:width="1.065cm" svg:height="0.962cm" svg:x="7.935cm" svg:y="5.5cm">
          <draw:text-box>
            <text:p>а)</text:p>
          </draw:text-box>
        </draw:frame>
        <draw:line draw:style-name="gr1" draw:text-style-name="P1" draw:layer="layout" svg:x1="2cm" svg:y1="6.996cm" svg:x2="7cm" svg:y2="6.996cm">
          <text:p/>
        </draw:line>
        <draw:line draw:style-name="gr1" draw:text-style-name="P1" draw:layer="layout" svg:x1="7cm" svg:y1="6.996cm" svg:x2="7cm" svg:y2="9cm">
          <text:p/>
        </draw:line>
        <draw:line draw:style-name="gr1" draw:text-style-name="P1" draw:layer="layout" svg:x1="2cm" svg:y1="8.996cm" svg:x2="7cm" svg:y2="8.996cm">
          <text:p/>
        </draw:line>
        <draw:line draw:style-name="gr1" draw:text-style-name="P1" draw:layer="layout" svg:x1="10cm" svg:y1="6.996cm" svg:x2="15cm" svg:y2="6.996cm">
          <text:p/>
        </draw:line>
        <draw:line draw:style-name="gr1" draw:text-style-name="P1" draw:layer="layout" svg:x1="10cm" svg:y1="6.996cm" svg:x2="10cm" svg:y2="9cm">
          <text:p/>
        </draw:line>
        <draw:line draw:style-name="gr1" draw:text-style-name="P1" draw:layer="layout" svg:x1="10cm" svg:y1="8.996cm" svg:x2="15cm" svg:y2="8.996cm">
          <text:p/>
        </draw:line>
        <draw:frame draw:style-name="gr3" draw:text-style-name="P2" draw:layer="layout" svg:width="10.864cm" svg:height="0.962cm" svg:x="3.836cm" svg:y="9.4cm">
          <draw:text-box>
            <text:p>б) PushBack(<text:span text:style-name="T1">i</text:span>) для <text:span text:style-name="T1">i</text:span> = 1, 2, 3, 4</text:p>
          </draw:text-box>
        </draw:frame>
        <draw:custom-shape draw:style-name="gr4" draw:text-style-name="P4" draw:layer="layout" svg:width="1cm" svg:height="2cm" svg:x="6cm" svg:y="7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5cm" svg:y="7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4cm" svg:y="7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3cm" svg:y="7cm">
          <text:p text:style-name="P3">4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cm" svg:y1="10.983cm" svg:x2="7cm" svg:y2="10.983cm">
          <text:p/>
        </draw:line>
        <draw:line draw:style-name="gr1" draw:text-style-name="P1" draw:layer="layout" svg:x1="7cm" svg:y1="10.983cm" svg:x2="7cm" svg:y2="12.987cm">
          <text:p/>
        </draw:line>
        <draw:line draw:style-name="gr1" draw:text-style-name="P1" draw:layer="layout" svg:x1="2cm" svg:y1="12.983cm" svg:x2="7cm" svg:y2="12.983cm">
          <text:p/>
        </draw:line>
        <draw:line draw:style-name="gr1" draw:text-style-name="P1" draw:layer="layout" svg:x1="10cm" svg:y1="10.983cm" svg:x2="15cm" svg:y2="10.983cm">
          <text:p/>
        </draw:line>
        <draw:line draw:style-name="gr1" draw:text-style-name="P1" draw:layer="layout" svg:x1="10.002cm" svg:y1="10.983cm" svg:x2="10.002cm" svg:y2="12.987cm">
          <text:p/>
        </draw:line>
        <draw:line draw:style-name="gr1" draw:text-style-name="P1" draw:layer="layout" svg:x1="10cm" svg:y1="12.983cm" svg:x2="15cm" svg:y2="12.983cm">
          <text:p/>
        </draw:line>
        <draw:frame draw:style-name="gr3" draw:text-style-name="P2" draw:layer="layout" svg:width="4.4cm" svg:height="0.962cm" svg:x="6cm" svg:y="13.538cm">
          <draw:text-box>
            <text:p>в) PopFront()</text:p>
          </draw:text-box>
        </draw:frame>
        <draw:custom-shape draw:style-name="gr4" draw:text-style-name="P4" draw:layer="layout" svg:width="1cm" svg:height="2cm" svg:x="12cm" svg:y="10.987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11cm" svg:y="10.987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10cm" svg:y="10.987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16cm" svg:y="10.987cm">
          <text:p text:style-name="P3">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7cm" svg:y1="12cm" svg:x2="15.8cm" svg:y2="12cm">
          <text:p/>
        </draw:line>
        <draw:line draw:style-name="gr1" draw:text-style-name="P1" draw:layer="layout" svg:x1="2cm" svg:y1="14.97cm" svg:x2="7cm" svg:y2="14.97cm">
          <text:p/>
        </draw:line>
        <draw:line draw:style-name="gr1" draw:text-style-name="P1" draw:layer="layout" svg:x1="7cm" svg:y1="14.97cm" svg:x2="7cm" svg:y2="16.974cm">
          <text:p/>
        </draw:line>
        <draw:line draw:style-name="gr1" draw:text-style-name="P1" draw:layer="layout" svg:x1="2cm" svg:y1="16.97cm" svg:x2="7cm" svg:y2="16.97cm">
          <text:p/>
        </draw:line>
        <draw:line draw:style-name="gr1" draw:text-style-name="P1" draw:layer="layout" svg:x1="10cm" svg:y1="14.97cm" svg:x2="15cm" svg:y2="14.97cm">
          <text:p/>
        </draw:line>
        <draw:line draw:style-name="gr1" draw:text-style-name="P1" draw:layer="layout" svg:x1="10.002cm" svg:y1="14.97cm" svg:x2="10.002cm" svg:y2="16.974cm">
          <text:p/>
        </draw:line>
        <draw:line draw:style-name="gr1" draw:text-style-name="P1" draw:layer="layout" svg:x1="10cm" svg:y1="16.97cm" svg:x2="15cm" svg:y2="16.97cm">
          <text:p/>
        </draw:line>
        <draw:frame draw:style-name="gr6" draw:text-style-name="P2" draw:layer="layout" svg:width="5.2cm" svg:height="1.075cm" svg:x="6cm" svg:y="17.525cm">
          <draw:text-box>
            <text:p>г) PushBack(5)</text:p>
          </draw:text-box>
        </draw:frame>
        <draw:custom-shape draw:style-name="gr4" draw:text-style-name="P4" draw:layer="layout" svg:width="1cm" svg:height="2cm" svg:x="12cm" svg:y="14.974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11cm" svg:y="14.974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10cm" svg:y="14.974cm">
          <text:p text:style-name="P3">4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cm" svg:y1="18.97cm" svg:x2="7cm" svg:y2="18.97cm">
          <text:p/>
        </draw:line>
        <draw:line draw:style-name="gr1" draw:text-style-name="P1" draw:layer="layout" svg:x1="7cm" svg:y1="18.97cm" svg:x2="7cm" svg:y2="20.974cm">
          <text:p/>
        </draw:line>
        <draw:line draw:style-name="gr1" draw:text-style-name="P1" draw:layer="layout" svg:x1="2cm" svg:y1="20.97cm" svg:x2="7cm" svg:y2="20.97cm">
          <text:p/>
        </draw:line>
        <draw:line draw:style-name="gr1" draw:text-style-name="P1" draw:layer="layout" svg:x1="10cm" svg:y1="18.97cm" svg:x2="15cm" svg:y2="18.97cm">
          <text:p/>
        </draw:line>
        <draw:line draw:style-name="gr1" draw:text-style-name="P1" draw:layer="layout" svg:x1="10.002cm" svg:y1="18.97cm" svg:x2="10.002cm" svg:y2="20.974cm">
          <text:p/>
        </draw:line>
        <draw:line draw:style-name="gr1" draw:text-style-name="P1" draw:layer="layout" svg:x1="10cm" svg:y1="20.97cm" svg:x2="15cm" svg:y2="20.97cm">
          <text:p/>
        </draw:line>
        <draw:frame draw:style-name="gr3" draw:text-style-name="P2" draw:layer="layout" svg:width="4.4cm" svg:height="0.962cm" svg:x="6cm" svg:y="21.525cm">
          <draw:text-box>
            <text:p>д) PopFront()</text:p>
          </draw:text-box>
        </draw:frame>
        <draw:custom-shape draw:style-name="gr4" draw:text-style-name="P4" draw:layer="layout" svg:width="1cm" svg:height="2cm" svg:x="11cm" svg:y="18.974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10cm" svg:y="18.974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16cm" svg:y="18.974cm">
          <text:p text:style-name="P3">2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7cm" svg:y1="19.987cm" svg:x2="15.8cm" svg:y2="19.987cm">
          <text:p/>
        </draw:line>
        <draw:custom-shape draw:style-name="gr4" draw:text-style-name="P4" draw:layer="layout" svg:width="1cm" svg:height="2cm" svg:x="6cm" svg:y="14.974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6cm" svg:y="18.974cm">
          <text:p text:style-name="P3">5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24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7T11:20:03.802000000</meta:creation-date>
    <dc:date>2021-11-17T11:32:44.274000000</dc:date>
    <meta:editing-duration>PT12M37S</meta:editing-duration>
    <meta:editing-cycles>6</meta:editing-cycles>
    <meta:generator>LibreOffice/5.4.3.2$Windows_X86_64 LibreOffice_project/92a7159f7e4af62137622921e809f8546db437e5</meta:generator>
    <meta:document-statistic meta:object-count="55"/>
  </office:meta>
</office:document-meta>
</file>